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Default" office:value-type="float" office:value="2">
            <text:p>2</text:p>
          </table:table-cell>
        </table:table-row>
        <table:table-row table:style-name="ro1" table:number-rows-repeated="65531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8">18.01.2007</text:date>, <text:time>16:0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Gerrit Wichert</meta:initial-creator>
    <meta:creation-date>2007-01-18T15:26:13</meta:creation-date>
    <dc:creator>Gerrit Wichert</dc:creator>
    <dc:date>2007-01-18T16:03:28</dc:date>
    <dc:language>de-DE</dc:language>
    <meta:editing-cycles>8</meta:editing-cycles>
    <meta:editing-duration>PT34M38S</meta:editing-duration>
    <meta:user-defined meta:name="Info 1"/>
    <meta:user-defined meta:name="Info 2"/>
    <meta:user-defined meta:name="Info 3"/>
    <meta:user-defined meta:name="Info 4"/>
    <meta:document-statistic meta:table-count="1" meta:cell-count="7"/>
  </office:meta>
</office:document-meta>
</file>